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9000002BDB6B7CD5D8EC1F33B.png" manifest:media-type="image/png"/>
  <manifest:file-entry manifest:full-path="Pictures/10000001000003BD00000230A99DF8603D2CD7E6.png" manifest:media-type="image/png"/>
  <manifest:file-entry manifest:full-path="Pictures/10000001000003BD000002301612D9060F676E6F.png" manifest:media-type="image/png"/>
  <manifest:file-entry manifest:full-path="Pictures/10000001000003790000016CC075695BE273982B.png" manifest:media-type="image/png"/>
  <manifest:file-entry manifest:full-path="Pictures/10000001000003BD0000023080409A25387902FF.png" manifest:media-type="image/png"/>
  <manifest:file-entry manifest:full-path="Pictures/100000010000048F00000215879A438C0F03C21C.png" manifest:media-type="image/png"/>
  <manifest:file-entry manifest:full-path="Pictures/10000001000003290000019B1D9CDBD1217C576B.png" manifest:media-type="image/png"/>
  <manifest:file-entry manifest:full-path="Pictures/1000000100000327000002537414F8373F2224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145cm" svg:y="-1.482cm" svg:width="17.59cm" svg:height="12.968cm" draw:z-index="0"><draw:image xlink:href="Pictures/1000000100000327000002537414F8373F222477.png" xlink:type="simple" xlink:show="embed" xlink:actuate="onLoad" draw:mime-type="image/png"/></draw:frame></text:p>
      <text:p text:style-name="P1"/>
      <text:p text:style-name="P1"><draw:frame draw:style-name="fr2" draw:name="Imagen2" text:anchor-type="char" svg:width="17.59cm" svg:height="8.936cm" draw:z-index="2"><draw:image xlink:href="Pictures/10000001000003290000019B1D9CDBD1217C57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3" text:anchor-type="char" svg:x="0.381cm" svg:y="-0.219cm" svg:width="17.59cm" svg:height="8.033cm" draw:z-index="1"><draw:image xlink:href="Pictures/100000010000048F00000215879A438C0F03C21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n4" text:anchor-type="char" svg:width="17.59cm" svg:height="10.292cm" draw:z-index="4"><draw:image xlink:href="Pictures/10000001000003BD000002301612D9060F676E6F.png" xlink:type="simple" xlink:show="embed" xlink:actuate="onLoad" draw:mime-type="image/png"/></draw:frame></text:p>
      <text:p text:style-name="P1"/>
      <text:p text:style-name="P2"><draw:frame draw:style-name="fr3" draw:name="Imagen5" text:anchor-type="char" svg:width="17.59cm" svg:height="10.292cm" draw:z-index="3"><draw:image xlink:href="Pictures/10000001000003BD00000230A99DF8603D2CD7E6.png" xlink:type="simple" xlink:show="embed" xlink:actuate="onLoad" draw:mime-type="image/png"/></draw:frame><text:soft-page-break/></text:p>
      <text:p text:style-name="P1"/>
      <text:p text:style-name="P1"><draw:frame draw:style-name="fr3" draw:name="Imagen6" text:anchor-type="char" svg:width="17.59cm" svg:height="10.292cm" draw:z-index="5"><draw:image xlink:href="Pictures/10000001000003BD0000023080409A25387902FF.png" xlink:type="simple" xlink:show="embed" xlink:actuate="onLoad" draw:mime-type="image/png"/></draw:frame></text:p>
      <text:p text:style-name="P1"/>
      <text:p text:style-name="P1"/>
      <text:p text:style-name="P1"/>
      <text:p text:style-name="P2"><text:soft-page-break/></text:p>
      <text:p text:style-name="P1"/>
      <text:p text:style-name="P1"><draw:frame draw:style-name="fr2" draw:name="Imagen7" text:anchor-type="char" svg:width="17.59cm" svg:height="13.869cm" draw:z-index="6"><draw:image xlink:href="Pictures/1000000100000379000002BDB6B7CD5D8EC1F33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8" text:anchor-type="char" svg:x="0.106cm" svg:y="0.185cm" svg:width="17.59cm" svg:height="7.202cm" draw:z-index="7"><draw:image xlink:href="Pictures/10000001000003790000016CC075695BE273982B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9:28:00.055346948</meta:creation-date>
    <dc:date>2023-04-26T11:37:17.006373611</dc:date>
    <meta:editing-duration>PT27M52S</meta:editing-duration>
    <meta:editing-cycles>1</meta:editing-cycles>
    <meta:document-statistic meta:table-count="0" meta:image-count="8" meta:object-count="0" meta:page-count="5" meta:paragraph-count="0" meta:word-count="0" meta:character-count="0" meta:non-whitespace-character-count="0"/>
    <meta:generator>LibreOffice/7.3.7.2$Linux_X86_64 LibreOffice_project/30$Build-2</meta:generator>
  </office:meta>
</office:document-meta>
</file>